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style:font-name="Times New Roman" fo:font-size="12pt" style:font-size-asian="12pt" style:font-size-complex="12pt"/>
    </style:style>
    <style:style style:name="T6" style:family="text">
      <style:text-properties fo:color="#bbb529" style:font-name="Times New Roman" fo:font-size="12pt" style:font-size-asian="12pt" style:font-size-complex="12pt"/>
    </style:style>
    <style:style style:name="T7" style:family="text">
      <style:text-properties fo:color="#6a8759" style:font-name="Times New Roman" fo:font-size="12pt" style:font-size-asian="12pt" style:font-size-complex="12pt"/>
    </style:style>
    <style:style style:name="T8" style:family="text">
      <style:text-properties fo:color="#a9b7c6"/>
    </style:style>
    <style:style style:name="T9" style:family="text">
      <style:text-properties fo:color="#a9b7c6" style:font-name="Times New Roman" fo:font-size="12pt" style:font-size-asian="12pt" style:font-size-complex="12pt"/>
    </style:style>
    <style:style style:name="T10" style:family="text">
      <style:text-properties fo:color="#3333ff"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erence-Newsletter</text:p>
      <text:p text:style-name="P2"/>
      <text:p text:style-name="P2"><text:tab/>W celu uruchomienia newslettera należy przygotować bazę danych mysql. Patche znajdują się w projekcie (resources/database/script/conference_scripts.sql), kopia zostanie dołączona w załączniku. Projekt znajduje się na githubie:</text:p>
      <text:p text:style-name="P2"><text:a xlink:type="simple" xlink:href="https://github.com/mmaciasz/conference-newsletter" text:style-name="Internet_20_link" text:visited-style-name="Visited_20_Internet_20_Link">https://github.com/mmaciasz/conference-newsletter</text:a> (publiczne repozytorium)</text:p>
      <text:p text:style-name="P2">oraz na bitbucket: </text:p>
      <text:p text:style-name="P2"><text:a xlink:type="simple" xlink:href="https://bitbucket.org/mati1992/conference-newsletter" text:style-name="Internet_20_link" text:visited-style-name="Visited_20_Internet_20_Link">https://bitbucket.org/mati1992/conference-newsletter</text:a> (prywatne repozytorium).</text:p>
      <text:p text:style-name="P2">Docelowo projekt zostanie usunięty z githuba.</text:p>
      <text:p text:style-name="P2"><text:tab/></text:p>
      <text:p text:style-name="P2"><text:tab/>Niezbędny do uruchomienia jest plik z konfiguracją o strukturze:</text:p>
      <text:p text:style-name="P2"/>
      <text:p text:style-name="P3">cron.daily.expression=0 0 2 * * *</text:p>
      <text:p text:style-name="P3">cron.weekly.expression=0 30 2 * * MON</text:p>
      <text:p text:style-name="P3">cron.monthly.expression=0 0 1 1 * *</text:p>
      <text:p text:style-name="P3">cron.quarter.expression=0 0 0 1 3,6,9,12 *</text:p>
      <text:p text:style-name="P3">spring.datasource.url=jdbc:mysql://localhost:3306/conference</text:p>
      <text:p text:style-name="P3">spring.datasource.username=root</text:p>
      <text:p text:style-name="P3">spring.datasource.password=</text:p>
      <text:p text:style-name="P3">webmail.login=newsletter.pollub</text:p>
      <text:p text:style-name="P3">webmail.password=Pollub12345!</text:p>
      <text:p text:style-name="P3">webmail.senderEmail=newsletter.pollub@gmail.com</text:p>
      <text:p text:style-name="P3">mail.smtp.host=smtp.gmail.com</text:p>
      <text:p text:style-name="P3">mail.smtp.port=587</text:p>
      <text:p text:style-name="P3"/>
      <text:p text:style-name="P4">Cronowe wyrażenia zawsze muszą mieć 6 wartości. Wartości kolejno oznaczają:</text:p>
      <text:p text:style-name="P4">Sekundy, Minuty, Godziny, Dni, Miesiące, Dni tygodnia</text:p>
      <text:p text:style-name="P4">Następnie jest url do bazy danych: <text:span text:style-name="T3">jdbc:mysql://adres:port/nazwa_bazy </text:span></text:p>
      <text:p text:style-name="P4">Login do bazy danych i hasło. Konfiguracja mailera: login, hasło, e-mail, host smtp, port smtp.</text:p>
      <text:p text:style-name="P4">Plik o podanej strukturze należy zapisać z rozszerzeniem <text:span text:style-name="T3">.properties</text:span></text:p>
      <text:p text:style-name="P4"/>
      <text:p text:style-name="P4"><text:tab/>Projekt budowany jest za pomocą mavena. Po pobraniu repozytorium wystarczy przebudować projekt (clean install). </text:p>
      <text:p text:style-name="P4">W folderze <text:span text:style-name="T3">target </text:span>zostanie utworzony plik <text:span text:style-name="T3">conference-newsletter.jar </text:span></text:p>
      <text:p text:style-name="P4">Plik ten uruchamiamy poleceniem: </text:p>
      <text:p text:style-name="P4"/>
      <text:p text:style-name="P3">java -jar conference-newsletter.jar –spring.config.location=<text:a xlink:type="simple" xlink:href="../../../url_pliku.properties" text:style-name="Internet_20_link" text:visited-style-name="Visited_20_Internet_20_Link"><text:span text:style-name="T4">file:url_pliku.properties</text:span></text:a></text:p>
      <text:p text:style-name="P3"><text:span text:style-name="T4"/></text:p>
      <text:p text:style-name="P6"><text:span text:style-name="T2">Istnieje także możliwość podania ścieżki do pliku konfiguracyjnego w projekcie. </text:span></text:p>
      <text:p text:style-name="P6"><text:span text:style-name="T2">W tym celu należy w klasie </text:span><text:span text:style-name="T1">Main </text:span><text:span text:style-name="T2">zmienić wartość w adnotacji: </text:span></text:p>
      <text:p text:style-name="P6"><text:span text:style-name="T6">@PropertySource</text:span><text:span text:style-name="T5">(value =</text:span><text:span text:style-name="T9"> </text:span><text:span text:style-name="T5">{</text:span><text:span text:style-name="T7">"</text:span><text:span text:style-name="T10">file:adres_pliku.properties</text:span><text:span text:style-name="T7">"</text:span><text:span text:style-name="T5">})</text:span></text:p>
      <text:p text:style-name="P7">a następnie przebudować projekt. </text:p>
      <text:p text:style-name="P4"/>
      <text:p text:style-name="P4"><text:tab/>W razie wątpliwości służymy pomocą:</text:p>
      <text:p text:style-name="P4"/>
      <text:p text:style-name="P4"><text:tab/><text:tab/>mateszmaciasz92@gmail.com</text:p>
      <text:p text:style-name="P4"><text:tab/><text:tab/>lismichal92@gmail.com</text:p>
      <text:p text:style-name="P6"><text:span text:style-name="T2"><text:tab/><text:tab/>wojtekkowalczyk90@gmail.com</text:span></text:p>
      <text:p text:style-name="P5"><text:tab/><text:tab/><text:tab/><text:tab/><text:tab/><text:tab/><text:tab/><text:tab/>Lis Michał</text:p>
      <text:p text:style-name="P5"><text:tab/><text:tab/><text:tab/><text:tab/><text:tab/><text:tab/><text:tab/><text:tab/><text:tab/> <text:s text:c="4"/>Kowalczyk Wojciech</text:p>
      <text:p text:style-name="P5"><text:tab/><text:tab/><text:tab/><text:tab/><text:tab/><text:tab/><text:tab/><text:tab/> <text:s text:c="10"/>Maciasz Mateusz</text:p>
      <text:p text:style-name="P4"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eusz </meta:initial-creator>
    <meta:creation-date>2016-06-16T17:45:13.93</meta:creation-date>
    <meta:document-statistic meta:table-count="0" meta:image-count="0" meta:object-count="0" meta:page-count="1" meta:paragraph-count="41" meta:word-count="201" meta:character-count="2046"/>
    <dc:date>2016-06-16T18:10:20.39</dc:date>
    <dc:creator>Mateusz </dc:creator>
    <meta:editing-duration>PT8M54S</meta:editing-duration>
    <meta:editing-cycles>1</meta:editing-cycles>
    <meta:generator>OpenOffice/4.1.2$Win32 OpenOffice.org_project/412m3$Build-9782</meta:generator>
  </office:meta>
</office:document-meta>
</file>